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Ultrafine_20_Dashed" draw:fill="none" fo:min-height="0.51cm"/>
    </style:style>
    <style:style style:name="gr7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82cm" fo:min-width="0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85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draw:fill="solid" draw:fill-color="#b3b3b3" draw:textarea-horizontal-align="justify" draw:textarea-vertical-align="middle" draw:auto-grow-height="false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02cm" fo:min-width="0cm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text-properties fo:font-size="13pt"/>
    </style:style>
    <style:style style:name="P9" style:family="paragraph">
      <style:text-properties fo:color="#000000" fo:font-size="13pt" style:font-size-asian="13pt" style:font-size-complex="13pt"/>
    </style:style>
    <style:style style:name="P10" style:family="paragraph">
      <style:text-properties fo:font-size="18pt"/>
    </style:style>
    <style:style style:name="P11" style:family="paragraph">
      <style:text-properties fo:color="#000000" fo:font-size="18pt"/>
    </style:style>
    <style:style style:name="P12" style:family="paragraph">
      <style:text-properties fo:font-size="12pt"/>
    </style:style>
    <style:style style:name="P13" style:family="paragraph">
      <style:text-properties fo:color="#ff0000" fo:font-size="12pt" style:font-size-asian="12pt" style:font-size-complex="12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color="#000000"/>
    </style:style>
    <style:style style:name="P16" style:family="paragraph">
      <style:text-properties fo:color="#000000"/>
    </style:style>
    <style:style style:name="P17" style:family="paragraph">
      <style:paragraph-properties fo:text-align="center"/>
      <style:text-properties fo:color="#000000" fo:font-size="12pt" style:font-size-asian="12pt" style:font-size-complex="12pt"/>
    </style:style>
    <style:style style:name="P18" style:family="paragraph">
      <style:text-properties fo:color="#000000" fo:font-size="12pt" style:font-size-asian="12pt" style:font-size-complex="12pt"/>
    </style:style>
    <style:style style:name="P19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3pt" style:font-size-asian="13pt" style:font-size-complex="13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color="#000000" fo:font-size="18pt"/>
    </style:style>
    <style:style style:name="T8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current state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urrently we have effectively four agents, and three servers:</text:span></text:p>
              </text:list-item>
            </text:list>
          </draw:text-box>
        </draw:frame>
        <draw:custom-shape draw:style-name="gr1" draw:text-style-name="P5" xml:id="id2" draw:id="id2" draw:layer="layout" svg:width="3.175cm" svg:height="1.905cm" svg:x="2.54cm" svg:y="10.795cm">
          <text:p text:style-name="P4"><text:span text:style-name="T3">W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3" draw:id="id3" draw:layer="layout" svg:width="3.175cm" svg:height="1.905cm" svg:x="3.81cm" svg:y="13.335cm">
          <text:p text:style-name="P4"><text:span text:style-name="T3">L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1" draw:id="id1" draw:layer="layout" svg:width="4.445cm" svg:height="1.905cm" svg:x="6.985cm" svg:y="6.35cm">
          <text:p text:style-name="P4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6" draw:layer="layout" draw:type="curve" svg:x1="6.985cm" svg:y1="7.302cm" svg:x2="2.54cm" svg:y2="11.747cm" draw:start-shape="id1" draw:end-shape="id2" draw:end-glue-point="3" svg:d="m6985 7302c-7420 0-5198 4445-4445 4445">
          <text:p/>
        </draw:connector>
        <draw:connector draw:style-name="gr2" draw:text-style-name="P7" draw:layer="layout" draw:type="curve" svg:x1="9.207cm" svg:y1="8.255cm" svg:x2="6.985cm" svg:y2="14.287cm" draw:start-shape="id1" draw:end-shape="id3" draw:end-glue-point="1" svg:d="m9207 8255c0 4022-740 6032-2222 6032">
          <text:p/>
        </draw:connector>
        <draw:frame draw:style-name="gr3" draw:text-style-name="P9" draw:layer="layout" svg:width="2.991cm" svg:height="1.275cm" svg:x="2.54cm" svg:y="9.525cm">
          <draw:text-box>
            <text:p text:style-name="P8"><text:span text:style-name="T4">Windows</text:span></text:p>
            <text:p text:style-name="P8"><text:span text:style-name="T4">Client Agent</text:span></text:p>
          </draw:text-box>
        </draw:frame>
        <draw:frame draw:style-name="gr3" draw:text-style-name="P9" draw:layer="layout" svg:width="2.991cm" svg:height="1.275cm" svg:x="3.81cm" svg:y="15.243cm">
          <draw:text-box>
            <text:p text:style-name="P8"><text:span text:style-name="T4">Linux</text:span></text:p>
            <text:p text:style-name="P8"><text:span text:style-name="T4">Client Agent</text:span></text:p>
          </draw:text-box>
        </draw:frame>
        <draw:custom-shape draw:style-name="gr1" draw:text-style-name="P5" xml:id="id4" draw:id="id4" draw:layer="layout" svg:width="3.175cm" svg:height="1.905cm" svg:x="13.335cm" svg:y="6.35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0cm" svg:y1="8.89cm" svg:x2="25.4cm" svg:y2="8.89cm">
          <text:p/>
        </draw:line>
        <draw:frame draw:style-name="gr5" draw:text-style-name="P9" draw:layer="layout" svg:width="2.835cm" svg:height="0.763cm" svg:x="11.135cm" svg:y="5.08cm">
          <draw:text-box>
            <text:p text:style-name="P8"><text:span text:style-name="T4">Server-side</text:span></text:p>
          </draw:text-box>
        </draw:frame>
        <draw:frame draw:style-name="gr6" draw:text-style-name="P11" draw:layer="layout" svg:width="2.661cm" svg:height="0.763cm" svg:x="11.309cm" svg:y="9.4cm">
          <draw:text-box>
            <text:p text:style-name="P10"><text:span text:style-name="T4">Client-side</text:span></text:p>
          </draw:text-box>
        </draw:frame>
        <draw:custom-shape draw:style-name="gr7" draw:text-style-name="P5" xml:id="id5" draw:id="id5" draw:layer="layout" svg:width="2.54cm" svg:height="1.905cm" svg:x="14.605cm" svg:y="11.43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4.922cm" svg:y1="8.255cm" svg:x2="15.875cm" svg:y2="11.43cm" draw:start-shape="id4" draw:end-shape="id5" draw:end-glue-point="0" svg:d="m14922 8255c0 2380 953 793 953 3175">
          <text:p/>
        </draw:connector>
        <draw:custom-shape draw:style-name="gr7" draw:text-style-name="P5" xml:id="id6" draw:id="id6" draw:layer="layout" svg:width="3.81cm" svg:height="1.905cm" svg:x="18.415cm" svg:y="6.35cm">
          <text:p text:style-name="P4"><text:span text:style-name="T3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2.54cm" svg:height="1.905cm" svg:x="20.32cm" svg:y="11.43cm">
          <text:p text:style-name="P4"><text:span text:style-name="T3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2.365cm" svg:height="1.275cm" svg:x="14.78cm" svg:y="13.97cm">
          <draw:text-box>
            <text:p text:style-name="P8"><text:span text:style-name="T4">Windows</text:span></text:p>
            <text:p text:style-name="P8"><text:span text:style-name="T4">TAF</text:span></text:p>
          </draw:text-box>
        </draw:frame>
        <draw:frame draw:style-name="gr5" draw:text-style-name="P9" draw:layer="layout" svg:width="1.59cm" svg:height="1.275cm" svg:x="20.955cm" svg:y="13.97cm">
          <draw:text-box draw:corner-radius="0.635cm">
            <text:p text:style-name="P8"><text:span text:style-name="T4">Linux</text:span></text:p>
            <text:p text:style-name="P8"><text:span text:style-name="T4">LAF</text:span></text:p>
          </draw:text-box>
        </draw:frame>
        <draw:connector draw:style-name="gr8" draw:text-style-name="P6" draw:layer="layout" draw:type="curve" svg:x1="20.32cm" svg:y1="8.255cm" svg:x2="21.59cm" svg:y2="11.43cm" draw:start-shape="id6" draw:end-shape="id7" draw:end-glue-point="0" svg:d="m20320 8255c0 2380 1270 793 1270 3175">
          <text:p/>
        </draw:connector>
        <draw:frame draw:style-name="gr9" draw:text-style-name="P13" draw:layer="layout" svg:width="1.209cm" svg:height="1.032cm" svg:x="7.334cm" svg:y="8.89cm">
          <draw:text-box>
            <text:p text:style-name="P12"><text:span text:style-name="T5">Pull</text:span></text:p>
          </draw:text-box>
        </draw:frame>
        <draw:frame draw:style-name="gr10" draw:text-style-name="P13" draw:layer="layout" svg:width="1.209cm" svg:height="0.725cm" svg:x="21.59cm" svg:y="8.89cm">
          <draw:text-box>
            <text:p text:style-name="P12"><text:span text:style-name="T5">Pull</text:span></text:p>
          </draw:text-box>
        </draw:frame>
        <draw:frame draw:style-name="gr5" draw:text-style-name="P13" draw:layer="layout" svg:width="1.471cm" svg:height="0.725cm" svg:x="15.875cm" svg:y="8.89cm">
          <draw:text-box>
            <text:p text:style-name="P12"><text:span text:style-name="T5">Push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3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current state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urrently we have effectively four agents, and three servers:</text:span></text:p>
              </text:list-item>
            </text:list>
          </draw:text-box>
        </draw:frame>
        <draw:custom-shape draw:style-name="gr1" draw:text-style-name="P15" xml:id="id9" draw:id="id9" draw:layer="layout" svg:width="3.175cm" svg:height="1.905cm" svg:x="2.54cm" svg:y="10.795cm">
          <text:p text:style-name="P6"><text:span text:style-name="T3">W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5" xml:id="id10" draw:id="id10" draw:layer="layout" svg:width="3.175cm" svg:height="1.905cm" svg:x="3.81cm" svg:y="13.335cm">
          <text:p text:style-name="P6"><text:span text:style-name="T3">L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5" xml:id="id8" draw:id="id8" draw:layer="layout" svg:width="4.445cm" svg:height="1.905cm" svg:x="6.985cm" svg:y="6.35cm">
          <text:p text:style-name="P6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6" draw:layer="layout" draw:type="curve" svg:x1="6.985cm" svg:y1="7.302cm" svg:x2="2.54cm" svg:y2="11.747cm" draw:start-shape="id8" draw:end-shape="id9" draw:end-glue-point="3" svg:d="m6985 7302c-7420 0-5198 4445-4445 4445">
          <text:p/>
        </draw:connector>
        <draw:connector draw:style-name="gr2" draw:text-style-name="P7" draw:layer="layout" draw:type="curve" svg:x1="9.207cm" svg:y1="8.255cm" svg:x2="6.985cm" svg:y2="14.287cm" draw:start-shape="id8" draw:end-shape="id10" draw:end-glue-point="1" svg:d="m9207 8255c0 4022-740 6032-2222 6032">
          <text:p/>
        </draw:connector>
        <draw:frame draw:style-name="gr3" draw:text-style-name="P9" draw:layer="layout" svg:width="2.991cm" svg:height="1.275cm" svg:x="2.54cm" svg:y="9.525cm">
          <draw:text-box>
            <text:p><text:span text:style-name="T4">Windows</text:span></text:p>
            <text:p><text:span text:style-name="T4">Client Agent</text:span></text:p>
          </draw:text-box>
        </draw:frame>
        <draw:frame draw:style-name="gr3" draw:text-style-name="P9" draw:layer="layout" svg:width="2.991cm" svg:height="1.275cm" svg:x="3.81cm" svg:y="15.243cm">
          <draw:text-box>
            <text:p><text:span text:style-name="T4">Linux</text:span></text:p>
            <text:p><text:span text:style-name="T4">Client Agent</text:span></text:p>
          </draw:text-box>
        </draw:frame>
        <draw:custom-shape draw:style-name="gr1" draw:text-style-name="P15" xml:id="id11" draw:id="id11" draw:layer="layout" svg:width="3.175cm" svg:height="1.905cm" svg:x="13.335cm" svg:y="6.35cm">
          <text:p text:style-name="P6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0cm" svg:y1="8.89cm" svg:x2="25.4cm" svg:y2="8.89cm">
          <text:p/>
        </draw:line>
        <draw:frame draw:style-name="gr5" draw:text-style-name="P9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16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15" xml:id="id12" draw:id="id12" draw:layer="layout" svg:width="2.54cm" svg:height="1.905cm" svg:x="14.605cm" svg:y="11.43cm">
          <text:p text:style-name="P6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4.922cm" svg:y1="8.255cm" svg:x2="15.875cm" svg:y2="11.43cm" draw:start-shape="id11" draw:end-shape="id12" draw:end-glue-point="0" svg:d="m14922 8255c0 2380 953 793 953 3175">
          <text:p/>
        </draw:connector>
        <draw:custom-shape draw:style-name="gr7" draw:text-style-name="P15" xml:id="id13" draw:id="id13" draw:layer="layout" svg:width="3.81cm" svg:height="1.905cm" svg:x="18.415cm" svg:y="6.35cm">
          <text:p text:style-name="P6"><text:span text:style-name="T3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xml:id="id14" draw:id="id14" draw:layer="layout" svg:width="2.54cm" svg:height="1.905cm" svg:x="20.32cm" svg:y="11.43cm">
          <text:p text:style-name="P6"><text:span text:style-name="T3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2.365cm" svg:height="1.275cm" svg:x="14.78cm" svg:y="13.97cm">
          <draw:text-box>
            <text:p><text:span text:style-name="T4">Windows</text:span></text:p>
            <text:p><text:span text:style-name="T4">TAF</text:span></text:p>
          </draw:text-box>
        </draw:frame>
        <draw:frame draw:style-name="gr5" draw:text-style-name="P9" draw:layer="layout" svg:width="1.59cm" svg:height="1.275cm" svg:x="20.955cm" svg:y="13.97cm">
          <draw:text-box draw:corner-radius="0.635cm">
            <text:p><text:span text:style-name="T4">Linux</text:span></text:p>
            <text:p><text:span text:style-name="T4">LAF</text:span></text:p>
          </draw:text-box>
        </draw:frame>
        <draw:connector draw:style-name="gr8" draw:text-style-name="P6" draw:layer="layout" draw:type="curve" svg:x1="20.32cm" svg:y1="8.255cm" svg:x2="21.59cm" svg:y2="11.43cm" draw:start-shape="id13" draw:end-shape="id14" draw:end-glue-point="0" svg:d="m20320 8255c0 2380 1270 793 1270 3175">
          <text:p/>
        </draw:connector>
        <draw:frame draw:style-name="gr9" draw:text-style-name="P13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13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13" draw:layer="layout" svg:width="1.471cm" svg:height="0.725cm" svg:x="15.875cm" svg:y="8.89cm">
          <draw:text-box>
            <text:p><text:span text:style-name="T5">Push</text:span></text:p>
          </draw:text-box>
        </draw:frame>
        <draw:line draw:style-name="gr12" draw:text-style-name="P17" draw:layer="layout" svg:x1="12.7cm" svg:y1="6.35cm" svg:x2="12.7cm" svg:y2="17.78cm">
          <text:p/>
        </draw:line>
        <draw:frame draw:style-name="gr13" draw:text-style-name="P18" draw:layer="layout" svg:width="2.758cm" svg:height="1.199cm" svg:x="8.672cm" svg:y="15.875cm">
          <draw:text-box>
            <text:p text:style-name="P18">Pre-</text:p>
            <text:p text:style-name="P18">provisioning</text:p>
          </draw:text-box>
        </draw:frame>
        <draw:frame draw:style-name="gr13" draw:text-style-name="P18" draw:layer="layout" svg:width="2.758cm" svg:height="1.199cm" svg:x="13.335cm" svg:y="15.875cm">
          <draw:text-box>
            <text:p text:style-name="P18">Post-</text:p>
            <text:p text:style-name="P18">provisioning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custom-shape draw:style-name="gr14" draw:text-style-name="P19" draw:layer="layout" svg:width="10.795cm" svg:height="10.16cm" svg:x="12.7cm" svg:y="5.08cm">
          <text:p text:style-name="P6"><text:span text:style-name="T6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Reddy's plan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This was the decision from three weeks ago (Reddy's plan):</text:span></text:p>
              </text:list-item>
            </text:list>
          </draw:text-box>
        </draw:frame>
        <draw:custom-shape draw:style-name="gr1" draw:text-style-name="P5" xml:id="id15" draw:id="id15" draw:layer="layout" svg:width="4.445cm" svg:height="1.905cm" svg:x="6.985cm" svg:y="6.35cm">
          <text:p text:style-name="P6"><text:span text:style-name="T7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draw:type="curve" svg:x1="9.207cm" svg:y1="8.255cm" svg:x2="4.762cm" svg:y2="12.065cm" draw:start-shape="id15" draw:end-shape="id16" svg:d="m9207 8255c0 2857-4445 953-4445 3810">
          <text:p/>
        </draw:connector>
        <draw:custom-shape draw:style-name="gr1" draw:text-style-name="P5" xml:id="id17" draw:id="id17" draw:layer="layout" svg:width="3.175cm" svg:height="1.905cm" svg:x="13.335cm" svg:y="6.35cm">
          <text:p text:style-name="P6"><text:span text:style-name="T7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0cm" svg:y1="8.89cm" svg:x2="25.4cm" svg:y2="8.89cm">
          <text:p/>
        </draw:line>
        <draw:frame draw:style-name="gr5" draw:text-style-name="P9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11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5" xml:id="id18" draw:id="id18" draw:layer="layout" svg:width="2.54cm" svg:height="1.905cm" svg:x="14.605cm" svg:y="11.43cm">
          <text:p text:style-name="P6"><text:span text:style-name="T7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4.922cm" svg:y1="8.255cm" svg:x2="15.875cm" svg:y2="11.43cm" draw:start-shape="id17" draw:end-shape="id18" draw:end-glue-point="0" svg:d="m14922 8255c0 2380 953 793 953 3175">
          <text:p/>
        </draw:connector>
        <draw:custom-shape draw:style-name="gr7" draw:text-style-name="P5" xml:id="id19" draw:id="id19" draw:layer="layout" svg:width="3.81cm" svg:height="1.905cm" svg:x="18.415cm" svg:y="6.35cm">
          <text:p text:style-name="P6"><text:span text:style-name="T7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0" draw:id="id20" draw:layer="layout" svg:width="2.54cm" svg:height="1.905cm" svg:x="20.32cm" svg:y="11.43cm">
          <text:p text:style-name="P6"><text:span text:style-name="T7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2.365cm" svg:height="1.275cm" svg:x="14.78cm" svg:y="13.97cm">
          <draw:text-box>
            <text:p><text:span text:style-name="T4">Windows</text:span></text:p>
            <text:p><text:span text:style-name="T4">TAF</text:span></text:p>
          </draw:text-box>
        </draw:frame>
        <draw:frame draw:style-name="gr5" draw:text-style-name="P9" draw:layer="layout" svg:width="1.59cm" svg:height="1.275cm" svg:x="20.955cm" svg:y="13.97cm">
          <draw:text-box draw:corner-radius="0.635cm">
            <text:p><text:span text:style-name="T4">Linux</text:span></text:p>
            <text:p><text:span text:style-name="T4">LAF</text:span></text:p>
          </draw:text-box>
        </draw:frame>
        <draw:connector draw:style-name="gr8" draw:text-style-name="P6" draw:layer="layout" draw:type="curve" svg:x1="20.32cm" svg:y1="8.255cm" svg:x2="21.59cm" svg:y2="11.43cm" draw:start-shape="id19" draw:end-shape="id20" draw:end-glue-point="0" svg:d="m20320 8255c0 2380 1270 793 1270 3175">
          <text:p/>
        </draw:connector>
        <draw:frame draw:style-name="gr9" draw:text-style-name="P13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13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13" draw:layer="layout" svg:width="1.471cm" svg:height="0.725cm" svg:x="15.875cm" svg:y="8.89cm">
          <draw:text-box>
            <text:p><text:span text:style-name="T5">Push</text:span></text:p>
          </draw:text-box>
        </draw:frame>
        <draw:custom-shape draw:style-name="gr7" draw:text-style-name="P15" xml:id="id16" draw:id="id16" draw:layer="layout" svg:width="3.175cm" svg:height="1.905cm" svg:x="3.175cm" svg:y="12.065cm">
          <text:p text:style-name="P6"><text:span text:style-name="T3">U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2.991cm" svg:height="1.275cm" svg:x="1.454cm" svg:y="10.155cm">
          <draw:text-box>
            <text:p><text:span text:style-name="T4">Unified</text:span></text:p>
            <text:p><text:span text:style-name="T4">Client Agent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3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, and TAF 2.0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ombining Reddy's plan with a “thin client” TAF 2.0 design:</text:span></text:p>
              </text:list-item>
            </text:list>
          </draw:text-box>
        </draw:frame>
        <draw:custom-shape draw:style-name="gr1" draw:text-style-name="P5" xml:id="id21" draw:id="id21" draw:layer="layout" svg:width="4.445cm" svg:height="1.905cm" svg:x="10.16cm" svg:y="6.35cm">
          <text:p text:style-name="P6"><text:span text:style-name="T7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draw:type="curve" svg:x1="10.16cm" svg:y1="7.302cm" svg:x2="6.35cm" svg:y2="13.017cm" draw:start-shape="id21" draw:end-shape="id22" svg:d="m10160 7302c-2857 0-953 5715-3810 5715">
          <text:p/>
        </draw:connector>
        <draw:line draw:style-name="gr4" draw:text-style-name="P6" draw:layer="layout" svg:x1="0cm" svg:y1="8.89cm" svg:x2="25.4cm" svg:y2="8.89cm">
          <text:p/>
        </draw:line>
        <draw:frame draw:style-name="gr5" draw:text-style-name="P9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11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5" xml:id="id23" draw:id="id23" draw:layer="layout" svg:width="3.175cm" svg:height="1.905cm" svg:x="18.415cm" svg:y="12.065cm">
          <text:p text:style-name="P6"><text:span text:style-name="T7">TAF 2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4.605cm" svg:y1="7.302cm" svg:x2="18.415cm" svg:y2="13.017cm" draw:start-shape="id21" draw:start-glue-point="1" draw:end-shape="id23" draw:end-glue-point="3" svg:d="m14605 7302c2857 0 953 5715 3810 5715">
          <text:p/>
        </draw:connector>
        <draw:frame draw:style-name="gr5" draw:text-style-name="P9" draw:layer="layout" svg:width="3.681cm" svg:height="0.763cm" svg:x="17.951cm" svg:y="10.795cm">
          <draw:text-box>
            <text:p><text:span text:style-name="T4">Unified TAF 2.0</text:span></text:p>
          </draw:text-box>
        </draw:frame>
        <draw:frame draw:style-name="gr9" draw:text-style-name="P13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5" draw:text-style-name="P13" draw:layer="layout" svg:width="1.471cm" svg:height="0.725cm" svg:x="15.875cm" svg:y="8.89cm">
          <draw:text-box>
            <text:p><text:span text:style-name="T5">Push</text:span></text:p>
          </draw:text-box>
        </draw:frame>
        <draw:custom-shape draw:style-name="gr7" draw:text-style-name="P5" xml:id="id22" draw:id="id22" draw:layer="layout" svg:width="3.175cm" svg:height="1.905cm" svg:x="3.175cm" svg:y="12.065cm">
          <text:p text:style-name="P6"><text:span text:style-name="T7">U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2.991cm" svg:height="1.275cm" svg:x="1.905cm" svg:y="10.16cm">
          <draw:text-box>
            <text:p><text:span text:style-name="T4">Unified</text:span></text:p>
            <text:p><text:span text:style-name="T4">Client Agent</text:span></text:p>
          </draw:text-box>
        </draw:frame>
        <draw:frame draw:style-name="gr5" draw:text-style-name="P9" draw:layer="layout" svg:width="8.798cm" svg:height="2.811cm" svg:x="15.967cm" svg:y="14.334cm">
          <draw:text-box>
            <text:list text:style-name="L1">
              <text:list-item>
                <text:p><text:span text:style-name="T8">Used for post-provisioning setup/test</text:span></text:p>
              </text:list-item>
              <text:list-item>
                <text:p><text:span text:style-name="T4">Intentionally vague requirements</text:span></text:p>
              </text:list-item>
              <text:list-item>
                <text:p><text:span text:style-name="T4">Shared API with UCA</text:span></text:p>
              </text:list-item>
              <text:list-item>
                <text:p><text:span text:style-name="T4">Thin client</text:span></text:p>
              </text:list-item>
              <text:list-item>
                <text:p><text:span text:style-name="T4">“</text:span><text:span text:style-name="T4">Scriptlets” offloaded to CCMS</text:span></text:p>
              </text:list-item>
            </text:list>
          </draw:text-box>
        </draw:frame>
        <draw:frame draw:style-name="gr15" draw:text-style-name="P18" draw:layer="layout" svg:width="6.542cm" svg:height="1.787cm" svg:x="2.54cm" svg:y="14.605cm">
          <draw:text-box>
            <text:list text:style-name="L3">
              <text:list-item>
                <text:p text:style-name="P18"><text:span text:style-name="T9"><text:s/></text:span><text:span text:style-name="T9">Used in initial provisioning</text:span></text:p>
              </text:list-item>
              <text:list-item>
                <text:p text:style-name="P18"><text:span text:style-name="T10"><text:s/></text:span><text:span text:style-name="T10">Very precisely defined</text:span></text:p>
              </text:list-item>
              <text:list-item>
                <text:p text:style-name="P18"><text:span text:style-name="T10"><text:s/></text:span><text:span text:style-name="T10">Very well understood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3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21">10/2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21">10/2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21T11:19:13</dc:date>
    <meta:generator>LibreOffice/3.3$Unix LibreOffice_project/330m19$Build-301</meta:generator>
    <meta:editing-duration>PT14H25M22S</meta:editing-duration>
    <meta:editing-cycles>37</meta:editing-cycles>
    <meta:document-statistic meta:object-count="166"/>
  </office:meta>
</office:document-meta>
</file>